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40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dfgbs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1T12:17:56.213000000</meta:creation-date>
    <dc:date>2014-12-31T12:18:07.212000000</dc:date>
    <meta:editing-duration>PT14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4.3.4.1$Windows_x86 LibreOffice_project/bc356b2f991740509f321d70e4512a6a54c5f243</meta:generator>
  </office:meta>
</office:document-meta>
</file>